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72cm" fo:margin-left="-0.012cm" table:align="left" style:writing-mode="lr-tb"/>
    </style:style>
    <style:style style:name="Tabela1.A" style:family="table-column">
      <style:table-column-properties style:column-width="4.449cm"/>
    </style:style>
    <style:style style:name="Tabela1.B" style:family="table-column">
      <style:table-column-properties style:column-width="3.651cm"/>
    </style:style>
    <style:style style:name="Tabela1.C" style:family="table-column">
      <style:table-column-properties style:column-width="3.969cm"/>
    </style:style>
    <style:style style:name="Tabela1.D" style:family="table-column">
      <style:table-column-properties style:column-width="2.651cm"/>
    </style:style>
    <style:style style:name="Tabela1.1" style:family="table-row">
      <style:table-row-properties style:row-height="0.501cm" style:keep-together="true" fo:keep-together="auto"/>
    </style:style>
    <style:style style:name="Tabela1.A1" style:family="table-cell">
      <style:table-cell-properties style:vertical-align="middle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.B1" style:family="table-cell">
      <style:table-cell-properties style:vertical-align="middle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.C1" style:family="table-cell">
      <style:table-cell-properties style:vertical-align="top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.D1" style:family="table-cell">
      <style:table-cell-properties style:vertical-align="top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1.4" style:family="table-row">
      <style:table-row-properties style:row-height="0.984cm" style:keep-together="true" fo:keep-together="auto"/>
    </style:style>
    <style:style style:name="Tabela98" style:family="table">
      <style:table-properties style:width="14.711cm" fo:margin-left="-0.004cm" fo:margin-right="0.004cm" table:align="margins" style:writing-mode="lr-tb"/>
    </style:style>
    <style:style style:name="Tabela98.A" style:family="table-column">
      <style:table-column-properties style:column-width="7.195cm" style:rel-column-width="32052*"/>
    </style:style>
    <style:style style:name="Tabela98.B" style:family="table-column">
      <style:table-column-properties style:column-width="7.516cm" style:rel-column-width="33483*"/>
    </style:style>
    <style:style style:name="Tabela98.1" style:family="table-row">
      <style:table-row-properties style:min-row-height="0.582cm" style:keep-together="true" fo:keep-together="auto"/>
    </style:style>
    <style:style style:name="Tabela98.A1" style:family="table-cell">
      <style:table-cell-properties style:vertical-align="middle" fo:background-color="#ccc0d9" fo:padding="0.191cm" fo:border-left="0.002cm solid #ffffff" fo:border-right="none" fo:border-top="0.002cm solid #ffffff" fo:border-bottom="0.002cm solid #ffffff" style:writing-mode="lr-tb">
        <style:background-image/>
      </style:table-cell-properties>
    </style:style>
    <style:style style:name="Tabela98.B1" style:family="table-cell">
      <style:table-cell-properties style:vertical-align="middle" fo:background-color="#ccc0d9" fo:padding="0.191cm" fo:border="0.002cm solid #ffffff" style:writing-mode="lr-tb">
        <style:background-image/>
      </style:table-cell-properties>
    </style:style>
    <style:style style:name="Tabela98.2" style:family="table-row">
      <style:table-row-properties style:min-row-height="0.801cm" style:keep-together="true" fo:keep-together="auto"/>
    </style:style>
    <style:style style:name="Tabela98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0pt" fo:letter-spacing="0.053cm" fo:font-weight="bold" style:font-size-asian="10pt" style:font-weight-asian="bold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3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text-properties fo:color="#000000" style:font-name-asian="Arial" style:font-name-complex="Arial"/>
    </style:style>
    <style:style style:name="P8" style:family="paragraph" style:parent-style-name="Standard">
      <style:paragraph-properties fo:margin-top="0cm" fo:margin-bottom="0.3cm" style:line-height-at-least="0.499cm" fo:text-align="center" style:justify-single-word="false"/>
      <style:text-properties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cm" fo:margin-bottom="0.3cm" fo:line-height="150%" fo:text-align="center" style:justify-single-word="false" style:text-autospace="none"/>
      <style:text-properties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top="0cm" fo:margin-bottom="0.3cm" fo:line-height="150%" fo:text-align="justify" style:justify-single-word="false" style:text-autospace="none"/>
      <style:text-properties style:font-name-asian="Arial" style:font-name-complex="Arial"/>
    </style:style>
    <style:style style:name="P11" style:family="paragraph" style:parent-style-name="Standard">
      <style:paragraph-properties fo:margin-top="0cm" fo:margin-bottom="0.3cm" style:line-height-at-least="0.499cm" fo:text-align="center" style:justify-single-word="false" fo:break-before="pag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.101cm" fo:margin-bottom="0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071cm" fo:margin-bottom="0cm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.3cm" style:line-height-at-least="0.499cm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.071cm" fo:margin-bottom="0cm" style:snap-to-layout-grid="false"/>
      <style:text-properties fo:font-size="10pt" fo:letter-spacing="0.053cm" fo:font-weight="bold" style:font-size-asian="10pt" style:font-weight-asian="bold" style:font-size-complex="10pt"/>
    </style:style>
    <style:style style:name="T1" style:family="text">
      <style:text-properties fo:font-size="10pt" fo:letter-spacing="0.053cm" fo:font-weight="bold" style:font-size-asian="10pt" style:font-weight-asian="bold" style:font-size-complex="10pt"/>
    </style:style>
    <style:style style:name="T2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RMO DE RECEBIMENTO DEFINITIVO</text:p>
      <text:p text:style-name="P14">Identificação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Contrato Número:</text:p>
            <text:p text:style-name="P1"/>
          </table:table-cell>
          <table:table-cell table:style-name="Tabela1.B1" office:value-type="string">
            <text:p text:style-name="P3"/>
          </table:table-cell>
          <table:table-cell table:style-name="Tabela1.C1" office:value-type="string">
            <text:p text:style-name="P12">N° da OS / OFB:</text:p>
          </table:table-cell>
          <table:table-cell table:style-name="Tabela1.D1" office:value-type="string">
            <text:p text:style-name="P12"/>
          </table:table-cell>
        </table:table-row>
        <table:table-row table:style-name="Tabela1.1">
          <table:table-cell table:style-name="Tabela1.C1" office:value-type="string">
            <text:p text:style-name="P13">Objeto:</text:p>
          </table:table-cell>
          <table:table-cell table:style-name="Tabela1.D1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ela1.1">
          <table:table-cell table:style-name="Tabela1.C1" office:value-type="string">
            <text:p text:style-name="P13">Gestor do Contrato:</text:p>
          </table:table-cell>
          <table:table-cell table:style-name="Tabela1.D1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ela1.4">
          <table:table-cell table:style-name="Tabela1.C1" office:value-type="string">
            <text:p text:style-name="P13">Fiscal Requisitante do Contrato:</text:p>
          </table:table-cell>
          <table:table-cell table:style-name="Tabela1.D1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14"/>
      <text:p text:style-name="P10">Por este instrumento, os servidores acima identificados atestam, para fins de cumprimento do disposto no art. 25, inciso III, alínea “g” da Instrução Normativa nº 4 do Ministério do Planejamento, Orçamento e Gestão – MPOG, de 12/11/2010, que o(s) serviço(s) ou bem(ns) integrantes da Ordem de Serviço ou de Fornecimento de Bens acima identificada possui(em) qualidade compatível com a especificada no Termo de Referência / Projeto Básico do Contrato supracitado.</text:p>
      <text:p text:style-name="P9">De Acordo</text:p>
      <table:table table:name="Tabela98" table:style-name="Tabela98">
        <table:table-column table:style-name="Tabela98.A"/>
        <table:table-column table:style-name="Tabela98.B"/>
        <table:table-row table:style-name="Tabela98.1">
          <table:table-cell table:style-name="Tabela98.A1" office:value-type="string">
            <text:p text:style-name="P2">Gestor do Contrato</text:p>
          </table:table-cell>
          <table:table-cell table:style-name="Tabela98.B1" office:value-type="string">
            <text:p text:style-name="P2">Fiscal Requisitante do Contrato</text:p>
          </table:table-cell>
        </table:table-row>
        <table:table-row table:style-name="Tabela98.2">
          <table:table-cell table:style-name="Tabela98.A2" office:value-type="string">
            <text:p text:style-name="P3"/>
            <text:p text:style-name="P2"/>
            <text:p text:style-name="P2"/>
            <text:p text:style-name="P4">______________________</text:p>
            <text:p text:style-name="P5">&lt;Nome&gt;</text:p>
            <text:p text:style-name="P6"><text:span text:style-name="T1">Matrícula: </text:span><text:span text:style-name="T2">&lt;Matr.&gt;</text:span></text:p>
          </table:table-cell>
          <table:table-cell table:style-name="Tabela98.A2" office:value-type="string">
            <text:p text:style-name="P4"/>
            <text:p text:style-name="P4"/>
            <text:p text:style-name="P4"/>
            <text:p text:style-name="P4">______________________</text:p>
            <text:p text:style-name="P5">&lt;Nome&gt;</text:p>
            <text:p text:style-name="P5">&lt;Qualificação&gt;</text:p>
          </table:table-cell>
        </table:table-row>
      </table:table>
      <text:p text:style-name="Standard"/>
      <text:p text:style-name="Standard"/>
      <text:p text:style-name="Standard"/>
      <text:p text:style-name="P8">____________________________, <text:s text:c="3"/>________ de _____________________ de 20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8:55:33.52</dc:date>
    <dc:creator>Luiz Fernando Bastos Coura</dc:creator>
    <meta:editing-duration>PT00H11M42S</meta:editing-duration>
    <meta:editing-cycles>4</meta:editing-cycles>
    <meta:generator>BrOffice.org/3.2$Win32 OpenOffice.org_project/320m12$Build-9483</meta:generator>
    <meta:document-statistic meta:table-count="2" meta:image-count="0" meta:object-count="0" meta:page-count="1" meta:paragraph-count="18" meta:word-count="113" meta:character-count="819"/>
  </office:meta>
</office:document-meta>
</file>